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wiss" style:font-pitch="variable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IBMPlexMono, monospace," fo:background-color="#fffffe"/>
    </style:style>
    <style:style style:name="P2" style:family="paragraph" style:parent-style-name="Standard">
      <style:text-properties fo:color="#000000" loext:opacity="100%" style:font-name="IBMPlexMono, monospace," officeooo:paragraph-rsid="0017dd43" fo:background-color="#fffffe"/>
    </style:style>
    <style:style style:name="P3" style:family="paragraph" style:parent-style-name="Standard">
      <style:text-properties fo:color="#000000" loext:opacity="100%" style:font-name="IBMPlexMono, monospace," officeooo:rsid="0018d110" officeooo:paragraph-rsid="0018d110" fo:background-color="#fffffe"/>
    </style:style>
    <style:style style:name="P4" style:family="paragraph" style:parent-style-name="Standard">
      <style:text-properties style:font-name="Droid Sans Fallback" officeooo:rsid="0018d110" officeooo:paragraph-rsid="0018d110"/>
    </style:style>
    <style:style style:name="P5" style:family="paragraph" style:parent-style-name="Standard">
      <style:text-properties style:font-name="Droid Sans Fallback" fo:font-size="15pt" officeooo:rsid="0018d110" officeooo:paragraph-rsid="0018d110" style:font-size-asian="15pt" style:font-size-complex="15pt"/>
    </style:style>
    <style:style style:name="P6" style:family="paragraph" style:parent-style-name="Standard">
      <style:text-properties fo:font-variant="normal" fo:text-transform="none" fo:color="#212121" loext:opacity="100%" style:font-name="Inter" fo:font-size="12pt" fo:letter-spacing="normal" fo:font-style="normal" fo:font-weight="normal" officeooo:rsid="0018d110" officeooo:paragraph-rsid="0018d110" style:font-size-asian="12pt" style:font-size-complex="12pt"/>
    </style:style>
    <style:style style:name="P7" style:family="paragraph" style:parent-style-name="Standard">
      <style:text-properties fo:font-variant="normal" fo:text-transform="none" fo:color="#212121" loext:opacity="100%" style:font-name="Inter" fo:font-size="12pt" fo:letter-spacing="normal" fo:font-style="normal" fo:font-weight="normal" officeooo:rsid="001e85ee" officeooo:paragraph-rsid="001e85ee" style:font-size-asian="12pt" style:font-size-complex="12pt"/>
    </style:style>
    <style:style style:name="P8" style:family="paragraph" style:parent-style-name="Standard">
      <style:text-properties fo:font-variant="normal" fo:text-transform="none" fo:color="#212121" loext:opacity="100%" style:font-name="Inter" fo:font-size="12pt" fo:letter-spacing="normal" fo:font-style="normal" fo:font-weight="normal" officeooo:rsid="0018d110" officeooo:paragraph-rsid="0018d110" fo:background-color="#fffffe" style:font-size-asian="12pt" style:font-size-complex="12pt"/>
    </style:style>
    <style:style style:name="P9" style:family="paragraph" style:parent-style-name="Standard">
      <style:paragraph-properties fo:break-before="page"/>
      <style:text-properties fo:font-variant="normal" fo:text-transform="none" fo:color="#212121" loext:opacity="100%" style:font-name="Inter" fo:font-size="15pt" fo:letter-spacing="normal" fo:font-style="normal" fo:font-weight="normal" officeooo:rsid="0018d110" officeooo:paragraph-rsid="0018d110" style:font-size-asian="15pt" style:font-size-complex="15pt"/>
    </style:style>
    <style:style style:name="P10" style:family="paragraph" style:parent-style-name="Standard">
      <style:text-properties fo:font-variant="normal" fo:text-transform="none" fo:color="#212121" loext:opacity="100%" style:font-name="Inter" fo:font-size="15pt" fo:letter-spacing="normal" fo:font-style="normal" fo:font-weight="normal" officeooo:rsid="0018d110" officeooo:paragraph-rsid="0018d110" style:font-size-asian="15pt" style:font-size-complex="15pt"/>
    </style:style>
    <style:style style:name="P11" style:family="paragraph" style:parent-style-name="Standard">
      <style:text-properties fo:color="#000000" loext:opacity="100%" style:font-name="IBMPlexMono, monospace," fo:font-size="15pt" officeooo:rsid="0018d110" officeooo:paragraph-rsid="0018d110" fo:background-color="#fffffe" style:font-size-asian="15pt" style:font-size-complex="15pt"/>
    </style:style>
    <style:style style:name="P12" style:family="paragraph" style:parent-style-name="Standard">
      <style:text-properties fo:color="#000000" loext:opacity="100%" style:font-name="IBMPlexMono, monospace," fo:font-size="12pt" officeooo:rsid="0019f399" officeooo:paragraph-rsid="0019f399" fo:background-color="#fffffe" style:font-size-asian="10.5pt" style:font-size-complex="12pt"/>
    </style:style>
    <style:style style:name="P13" style:family="paragraph" style:parent-style-name="Standard">
      <style:text-properties fo:color="#000000" loext:opacity="100%" style:font-name="IBMPlexMono, monospace," fo:font-size="12pt" officeooo:rsid="0019f399" officeooo:paragraph-rsid="001b2bde" fo:background-color="#fffffe" style:font-size-asian="10.5pt" style:font-size-complex="12pt"/>
    </style:style>
    <style:style style:name="P14" style:family="paragraph" style:parent-style-name="Standard">
      <style:text-properties fo:color="#000000" loext:opacity="100%" style:font-name="IBMPlexMono, monospace," fo:font-size="12pt" officeooo:rsid="0019f399" officeooo:paragraph-rsid="001e85ee" fo:background-color="#fffffe" style:font-size-asian="10.5pt" style:font-size-complex="12pt"/>
    </style:style>
    <style:style style:name="P15" style:family="paragraph" style:parent-style-name="Standard">
      <style:text-properties fo:color="#000000" loext:opacity="100%" style:font-name="IBMPlexMono, monospace," fo:font-size="12pt" officeooo:rsid="001b2bde" officeooo:paragraph-rsid="001b2bde" fo:background-color="#fffffe" style:font-size-asian="10.5pt" style:font-size-complex="12pt"/>
    </style:style>
    <style:style style:name="P16" style:family="paragraph" style:parent-style-name="Standard">
      <style:text-properties fo:color="#000000" loext:opacity="100%" style:font-name="IBMPlexMono, monospace," fo:font-size="12pt" officeooo:rsid="001b2bde" officeooo:paragraph-rsid="001b2bde" style:font-size-asian="10.5pt" style:font-size-complex="12pt"/>
    </style:style>
    <style:style style:name="P17" style:family="paragraph" style:parent-style-name="Standard">
      <style:text-properties fo:color="#000000" loext:opacity="100%" style:font-name="IBMPlexMono, monospace," fo:font-size="12pt" officeooo:rsid="001e85ee" officeooo:paragraph-rsid="001e85ee" style:font-size-asian="10.5pt" style:font-size-complex="12pt"/>
    </style:style>
    <style:style style:name="P18" style:family="paragraph" style:parent-style-name="Standard">
      <style:text-properties fo:color="#000000" loext:opacity="100%" style:font-name="IBMPlexMono, monospace," officeooo:paragraph-rsid="0017dd43" fo:background-color="#fffffe"/>
    </style:style>
    <style:style style:name="P19" style:family="paragraph" style:parent-style-name="Standard">
      <style:text-properties fo:color="#000000" loext:opacity="100%" style:font-name="IBMPlexMono, monospace," officeooo:rsid="0019f399" officeooo:paragraph-rsid="0019f399" fo:background-color="#fffffe"/>
    </style:style>
    <style:style style:name="P20" style:family="paragraph" style:parent-style-name="Standard">
      <style:text-properties style:font-name="Droid Sans Fallback" officeooo:rsid="0018d110" officeooo:paragraph-rsid="0018d110"/>
    </style:style>
    <style:style style:name="P21" style:family="paragraph" style:parent-style-name="Standard">
      <style:text-properties style:font-name="Droid Sans Fallback" officeooo:rsid="001eabf8" officeooo:paragraph-rsid="001eabf8"/>
    </style:style>
    <style:style style:name="P22" style:family="paragraph" style:parent-style-name="Standard">
      <style:text-properties style:font-name="IBMPlexMono, monospace," officeooo:paragraph-rsid="001b2bde"/>
    </style:style>
    <style:style style:name="T1" style:family="text">
      <style:text-properties fo:color="#a31515" loext:opacity="100%"/>
    </style:style>
    <style:style style:name="T2" style:family="text">
      <style:text-properties fo:color="#0451a5" loext:opacity="100%"/>
    </style:style>
    <style:style style:name="T3" style:family="text">
      <style:text-properties fo:color="#0451a5" loext:opacity="100%" officeooo:rsid="0017dd43"/>
    </style:style>
    <style:style style:name="T4" style:family="text">
      <style:text-properties fo:color="#0451a5" loext:opacity="100%" officeooo:rsid="001851ee"/>
    </style:style>
    <style:style style:name="T5" style:family="text">
      <style:text-properties fo:color="#098658" loext:opacity="100%"/>
    </style:style>
    <style:style style:name="T6" style:family="text">
      <style:text-properties fo:color="#098658" loext:opacity="100%" officeooo:rsid="0017dd43"/>
    </style:style>
    <style:style style:name="T7" style:family="text">
      <style:text-properties fo:font-variant="normal" fo:text-transform="none" fo:color="#212121" loext:opacity="100%" style:font-name="Inter" fo:font-size="12pt" fo:letter-spacing="normal" fo:font-style="normal" fo:font-weight="normal" officeooo:rsid="001c8814" fo:background-color="#fffffe" loext:char-shading-value="0" style:font-size-asian="10.5pt" style:font-size-complex="12pt"/>
    </style:style>
    <style:style style:name="T8" style:family="text">
      <style:text-properties fo:font-variant="normal" fo:text-transform="none" fo:color="#212121" loext:opacity="100%" style:font-name="Inter" fo:letter-spacing="normal" fo:font-style="normal" fo:font-weight="normal" style:font-size-asian="12pt"/>
    </style:style>
    <style:style style:name="T9" style:family="text">
      <style:text-properties fo:font-variant="normal" fo:text-transform="none" fo:color="#212121" loext:opacity="100%" style:font-name="Inter" fo:letter-spacing="normal" fo:font-style="normal" fo:font-weight="normal" officeooo:rsid="001b2bde" style:font-size-asian="12pt"/>
    </style:style>
    <style:style style:name="T10" style:family="text">
      <style:text-properties fo:font-variant="normal" fo:text-transform="none" fo:color="#212121" loext:opacity="100%" style:font-name="Inter" fo:letter-spacing="normal" fo:font-style="normal" fo:font-weight="normal" officeooo:rsid="001c8814" style:font-size-asian="12pt"/>
    </style:style>
    <style:style style:name="T11" style:family="text">
      <style:text-properties fo:font-variant="normal" fo:text-transform="none" fo:color="#212121" loext:opacity="100%" style:font-name="Inter" fo:letter-spacing="normal" fo:font-style="normal" fo:font-weight="normal" officeooo:rsid="001e85ee" style:font-size-asian="12pt"/>
    </style:style>
    <style:style style:name="T12" style:family="text">
      <style:text-properties fo:font-variant="normal" fo:text-transform="none" fo:color="#212121" loext:opacity="100%" style:font-name="Inter" fo:letter-spacing="normal" fo:font-style="normal" fo:font-weight="normal" officeooo:rsid="001eabf8" style:font-size-asian="12pt"/>
    </style:style>
    <style:style style:name="T13" style:family="text">
      <style:text-properties fo:font-variant="normal" fo:text-transform="none" fo:color="#212121" loext:opacity="100%" style:font-name="Inter" fo:font-size="15pt" fo:letter-spacing="normal" fo:font-style="normal" fo:font-weight="normal" style:font-size-asian="15pt" style:font-size-complex="15pt"/>
    </style:style>
    <style:style style:name="T14" style:family="text">
      <style:text-properties fo:font-variant="normal" fo:text-transform="none" fo:color="#212121" loext:opacity="100%" style:font-name="Inter" fo:font-size="15pt" fo:letter-spacing="normal" fo:font-style="normal" fo:font-weight="normal" officeooo:rsid="0018d110" style:font-size-asian="15pt" style:font-size-complex="15pt"/>
    </style:style>
    <style:style style:name="T15" style:family="text">
      <style:text-properties fo:font-variant="normal" fo:text-transform="none" fo:color="#212121" loext:opacity="100%" style:font-name="Inter" fo:font-size="15pt" fo:letter-spacing="normal" fo:font-style="normal" fo:font-weight="normal" officeooo:rsid="001b2bde" fo:background-color="#fffffe" loext:char-shading-value="0" style:font-size-asian="15pt" style:font-size-complex="15pt"/>
    </style:style>
    <style:style style:name="T16" style:family="text">
      <style:text-properties fo:font-variant="normal" fo:text-transform="none" fo:color="#212121" loext:opacity="100%" style:font-name="Inter" fo:font-size="15pt" fo:letter-spacing="normal" fo:font-style="normal" fo:font-weight="normal" officeooo:rsid="001c8814" fo:background-color="#fffffe" loext:char-shading-value="0" style:font-size-asian="15pt" style:font-size-complex="15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officeooo:rsid="0018d110" style:font-size-asian="15pt" style:font-size-complex="15pt"/>
    </style:style>
    <style:style style:name="T19" style:family="text">
      <style:text-properties officeooo:rsid="001b2bde"/>
    </style:style>
    <style:style style:name="T20" style:family="text">
      <style:text-properties fo:color="#212121" loext:opacity="100%" style:font-name="Inter" style:font-size-asian="12pt"/>
    </style:style>
    <style:style style:name="T21" style:family="text">
      <style:text-properties fo:color="#212121" loext:opacity="100%" style:font-name="Inter" officeooo:rsid="001d5c4f" style:font-size-asian="12pt"/>
    </style:style>
    <style:style style:name="T22" style:family="text">
      <style:text-properties fo:color="#212121" loext:opacity="100%" style:font-name="Inter" fo:font-size="12pt" officeooo:rsid="001b2bde" fo:background-color="#fffffe" loext:char-shading-value="0" style:font-size-asian="12pt" style:font-size-complex="12pt"/>
    </style:style>
    <style:style style:name="T23" style:family="text">
      <style:text-properties fo:color="#212121" loext:opacity="100%" style:font-name="Inter" fo:background-color="#fffffe" loext:char-shading-value="0" style:font-size-asian="12pt"/>
    </style:style>
    <style:style style:name="T24" style:family="text">
      <style:text-properties officeooo:rsid="001e85ee"/>
    </style:style>
    <style:style style:name="T25" style:family="text">
      <style:text-properties officeooo:rsid="0020686e"/>
    </style:style>
    <style:style style:name="T26" style:family="text">
      <style:text-properties officeooo:rsid="0020f1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. Wprowadzenie przedmiotów do systemu :</text:p>
      <text:p text:style-name="P12">Metoda: POST</text:p>
      <text:p text:style-name="P12">Adres zasobu: <text:a xlink:type="simple" xlink:href="http://localhost:8080/api/activities" text:style-name="Internet_20_link" text:visited-style-name="Visited_20_Internet_20_Link"><text:span text:style-name="T8">http://localhost:8080/api/activities</text:span></text:a></text:p>
      <text:p text:style-name="P12"><text:span text:style-name="T8">Nagłówki: Content-Type: application/json</text:span></text:p>
      <text:p text:style-name="P12"><text:span text:style-name="T8">Request Body:</text:span></text:p>
      <text:p text:style-name="P1">{</text:p>
      <text:p text:style-name="P1"><text:span text:style-name="T1">"nazwa"</text:span> : <text:span text:style-name="T2">"Metodologie obiektowe"</text:span>,</text:p>
      <text:p text:style-name="P1"><text:span text:style-name="T1">"ects"</text:span> : <text:span text:style-name="T5">2</text:span>,</text:p>
      <text:p text:style-name="P1"><text:span text:style-name="T1">"sala"</text:span> : <text:span text:style-name="T5">216</text:span>,</text:p>
      <text:p text:style-name="P1"><text:span text:style-name="T1">"egzamin"</text:span> : <text:span text:style-name="T2">"tak"</text:span></text:p>
      <text:p text:style-name="P1">}</text:p>
      <text:p text:style-name="P2">{</text:p>
      <text:p text:style-name="P2"><text:span text:style-name="T1">"nazwa"</text:span> : <text:span text:style-name="T2">"</text:span><text:span text:style-name="T3">Testowanie oprogramowania</text:span><text:span text:style-name="T2">"</text:span>,</text:p>
      <text:p text:style-name="P2"><text:span text:style-name="T1">"ects"</text:span> : <text:span text:style-name="T6">1</text:span>,</text:p>
      <text:p text:style-name="P2"><text:span text:style-name="T1">"sala"</text:span> : <text:span text:style-name="T5">216</text:span>,</text:p>
      <text:p text:style-name="P2"><text:span text:style-name="T1">"egzamin"</text:span> : <text:span text:style-name="T2">"</text:span><text:span text:style-name="T3">nie</text:span><text:span text:style-name="T2">"</text:span></text:p>
      <text:p text:style-name="P2">}</text:p>
      <text:p text:style-name="P2">{</text:p>
      <text:p text:style-name="P2"><text:span text:style-name="T1">"nazwa"</text:span> : <text:span text:style-name="T2">"</text:span><text:span text:style-name="T3">Technologie i aplikacje webowe”,</text:span></text:p>
      <text:p text:style-name="P2"><text:span text:style-name="T1">"ects"</text:span> : <text:span text:style-name="T6">3</text:span>,</text:p>
      <text:p text:style-name="P2"><text:span text:style-name="T1">"sala"</text:span> : <text:span text:style-name="T5">2</text:span><text:span text:style-name="T6">08</text:span>,</text:p>
      <text:p text:style-name="P2"><text:span text:style-name="T1">"egzamin"</text:span> : <text:span text:style-name="T2">"</text:span><text:span text:style-name="T3">nie</text:span><text:span text:style-name="T2">"</text:span></text:p>
      <text:p text:style-name="P2">}</text:p>
      <text:p text:style-name="P2">{</text:p>
      <text:p text:style-name="P2"><text:span text:style-name="T1">"nazwa"</text:span> : <text:span text:style-name="T2">"</text:span><text:span text:style-name="T3">Zarządzanie projektem informatycznym</text:span><text:span text:style-name="T2">"</text:span>,</text:p>
      <text:p text:style-name="P2"><text:span text:style-name="T1">"ects"</text:span> : <text:span text:style-name="T5">2</text:span>,</text:p>
      <text:p text:style-name="P2"><text:span text:style-name="T1">"sala"</text:span> : <text:span text:style-name="T5">216</text:span>,</text:p>
      <text:p text:style-name="P2"><text:span text:style-name="T1">"egzamin"</text:span> : <text:span text:style-name="T2">"</text:span><text:span text:style-name="T3">nie</text:span><text:span text:style-name="T2">"</text:span></text:p>
      <text:p text:style-name="P2">}</text:p>
      <text:p text:style-name="P2">{</text:p>
      <text:p text:style-name="P2"><text:span text:style-name="T1">"nazwa"</text:span> : <text:span text:style-name="T2">"</text:span><text:span text:style-name="T3">Zaawansowane technologie bazodanowe</text:span><text:span text:style-name="T2">"</text:span>,</text:p>
      <text:p text:style-name="P2"><text:span text:style-name="T1">"ects"</text:span> : <text:span text:style-name="T6">3</text:span>,</text:p>
      <text:p text:style-name="P2"><text:span text:style-name="T1">"sala"</text:span> : <text:span text:style-name="T5">2</text:span><text:span text:style-name="T6">08</text:span>,</text:p>
      <text:p text:style-name="P2"><text:span text:style-name="T1">"egzamin"</text:span> : <text:span text:style-name="T2">"</text:span><text:span text:style-name="T3">nie</text:span><text:span text:style-name="T2">"</text:span></text:p>
      <text:p text:style-name="P2">}</text:p>
      <text:p text:style-name="P2">{</text:p>
      <text:p text:style-name="P2"><text:span text:style-name="T1">"nazwa"</text:span> : <text:span text:style-name="T2">"</text:span><text:span text:style-name="T3">Technologie komponentowe </text:span><text:span text:style-name="T4">i</text:span><text:span text:style-name="T3"> sieciowe</text:span><text:span text:style-name="T2">"</text:span>,</text:p>
      <text:p text:style-name="P2"><text:span text:style-name="T1">"ects"</text:span> : <text:span text:style-name="T5">2</text:span>,</text:p>
      <text:p text:style-name="P2"><text:span text:style-name="T1">"sala"</text:span> : <text:span text:style-name="T6">208<text:tab/></text:span>,</text:p>
      <text:p text:style-name="P2"><text:span text:style-name="T1">"egzamin"</text:span> : <text:span text:style-name="T2">"tak"</text:span></text:p>
      <text:p text:style-name="P2">}</text:p>
      <text:p text:style-name="P19">Odpowiedź:</text:p>
      <text:p text:style-name="P19">HTTP Code: 200 OK</text:p>
      <text:p text:style-name="P19">Body: brak</text:p>
      <text:p text:style-name="Standard"/>
      <text:p text:style-name="P4"/>
      <text:p text:style-name="P4"/>
      <text:p text:style-name="P4"/>
      <text:p text:style-name="P4"/>
      <text:p text:style-name="P4"/>
      <text:p text:style-name="P5"><text:soft-page-break/>2.<text:span text:style-name="T25">Pobranie wszystkich przedmiotów</text:span> :</text:p>
      <text:p text:style-name="P13">Metoda: <text:span text:style-name="T19">GET</text:span></text:p>
      <text:p text:style-name="P13">Adres zasobu: <text:a xlink:type="simple" xlink:href="http://localhost:8080/api/activities" text:style-name="Internet_20_link" text:visited-style-name="Visited_20_Internet_20_Link"><text:span text:style-name="T8">http://localhost:8080/api/activities</text:span></text:a></text:p>
      <text:p text:style-name="P13"><text:span text:style-name="T8">Nagłówki: Content-Type: application/json</text:span></text:p>
      <text:p text:style-name="P13"><text:span text:style-name="T8">Request Body: </text:span><text:span text:style-name="T9">brak</text:span></text:p>
      <text:p text:style-name="P15"><text:span text:style-name="T8">Odpowiedź:</text:span></text:p>
      <text:p text:style-name="P15"><text:span text:style-name="T8">HTTP Code: 200 OK</text:span></text:p>
      <text:p text:style-name="P15"><text:span text:style-name="T8">Body:</text:span></text:p>
      <text:p text:style-name="P4">[</text:p>
      <text:p text:style-name="P3">{</text:p>
      <text:p text:style-name="P1"><text:span text:style-name="T1">"id"</text:span>: <text:span text:style-name="T5">1</text:span>,</text:p>
      <text:p text:style-name="P1"><text:span text:style-name="T1">"nazwa"</text:span>: <text:span text:style-name="T2">"Metodologie obiektowe"</text:span>,</text:p>
      <text:p text:style-name="P1"><text:span text:style-name="T1">"ects"</text:span>: <text:span text:style-name="T5">2</text:span>,</text:p>
      <text:p text:style-name="P1"><text:span text:style-name="T1">"sala"</text:span>: <text:span text:style-name="T5">216</text:span>,</text:p>
      <text:p text:style-name="P1"><text:span text:style-name="T1">"egzamin"</text:span>: <text:span text:style-name="T2">"tak"</text:span></text:p>
      <text:p text:style-name="P1">},</text:p>
      <text:p text:style-name="P1">{</text:p>
      <text:p text:style-name="P1"><text:span text:style-name="T1">"id"</text:span>: <text:span text:style-name="T5">2</text:span>,</text:p>
      <text:p text:style-name="P1"><text:span text:style-name="T1">"nazwa"</text:span>: <text:span text:style-name="T2">"Testowanie oprogramowania"</text:span>,</text:p>
      <text:p text:style-name="P1"><text:span text:style-name="T1">"ects"</text:span>: <text:span text:style-name="T5">1</text:span>,</text:p>
      <text:p text:style-name="P1"><text:span text:style-name="T1">"sala"</text:span>: <text:span text:style-name="T5">216</text:span>,</text:p>
      <text:p text:style-name="P1"><text:span text:style-name="T1">"egzamin"</text:span>: <text:span text:style-name="T2">"nie"</text:span></text:p>
      <text:p text:style-name="P1">},</text:p>
      <text:p text:style-name="P1">{</text:p>
      <text:p text:style-name="P1"><text:span text:style-name="T1">"id"</text:span>: <text:span text:style-name="T5">3</text:span>,</text:p>
      <text:p text:style-name="P1"><text:span text:style-name="T1">"nazwa"</text:span>: <text:span text:style-name="T2">"Technologie i aplikacje webowe"</text:span>,</text:p>
      <text:p text:style-name="P1"><text:span text:style-name="T1">"ects"</text:span>: <text:span text:style-name="T5">3</text:span>,</text:p>
      <text:p text:style-name="P1"><text:span text:style-name="T1">"sala"</text:span>: <text:span text:style-name="T5">208</text:span>,</text:p>
      <text:p text:style-name="P1"><text:span text:style-name="T1">"egzamin"</text:span>: <text:span text:style-name="T2">"nie"</text:span></text:p>
      <text:p text:style-name="P1">},</text:p>
      <text:p text:style-name="P1">{</text:p>
      <text:p text:style-name="P1"><text:span text:style-name="T1">"id"</text:span>: <text:span text:style-name="T5">4</text:span>,</text:p>
      <text:p text:style-name="P1"><text:span text:style-name="T1">"nazwa"</text:span>: <text:span text:style-name="T2">"Zarządzanie projektem informatycznym"</text:span>,</text:p>
      <text:p text:style-name="P1"><text:span text:style-name="T1">"ects"</text:span>: <text:span text:style-name="T5">2</text:span>,</text:p>
      <text:p text:style-name="P1"><text:span text:style-name="T1">"sala"</text:span>: <text:span text:style-name="T5">216</text:span>,</text:p>
      <text:p text:style-name="P1"><text:span text:style-name="T1">"egzamin"</text:span>: <text:span text:style-name="T2">"nie"</text:span></text:p>
      <text:p text:style-name="P1">},</text:p>
      <text:p text:style-name="P1">{</text:p>
      <text:p text:style-name="P1"><text:span text:style-name="T1">"id"</text:span>: <text:span text:style-name="T5">5</text:span>,</text:p>
      <text:p text:style-name="P1"><text:span text:style-name="T1">"nazwa"</text:span>: <text:span text:style-name="T2">"Zaawansowane technologie bazodanowe"</text:span>,</text:p>
      <text:p text:style-name="P1"><text:span text:style-name="T1">"ects"</text:span>: <text:span text:style-name="T5">3</text:span>,</text:p>
      <text:p text:style-name="P1"><text:span text:style-name="T1">"sala"</text:span>: <text:span text:style-name="T5">208</text:span>,</text:p>
      <text:p text:style-name="P1"><text:span text:style-name="T1">"egzamin"</text:span>: <text:span text:style-name="T2">"nie"</text:span></text:p>
      <text:p text:style-name="P1">},</text:p>
      <text:p text:style-name="P1">{</text:p>
      <text:p text:style-name="P1"><text:span text:style-name="T1">"id"</text:span>: <text:span text:style-name="T5">6</text:span>,</text:p>
      <text:p text:style-name="P1"><text:span text:style-name="T1">"nazwa"</text:span>: <text:span text:style-name="T2">"Technologie komponentowe I sieciowe"</text:span>,</text:p>
      <text:p text:style-name="P1"><text:span text:style-name="T1">"ects"</text:span>: <text:span text:style-name="T5">2</text:span>,</text:p>
      <text:p text:style-name="P1"><text:span text:style-name="T1">"sala"</text:span>: <text:span text:style-name="T5">208</text:span>,</text:p>
      <text:p text:style-name="P1"><text:span text:style-name="T1">"egzamin"</text:span>: <text:span text:style-name="T2">"tak"</text:span></text:p>
      <text:p text:style-name="P1">}</text:p>
      <text:p text:style-name="P1"><text:soft-page-break/>]</text:p>
      <text:p text:style-name="P4"/>
      <text:p text:style-name="P21"><text:span text:style-name="T18">3Przedmioty </text:span><text:span text:style-name="T17">posiadające</text:span><text:span text:style-name="T18"> egzamin</text:span></text:p>
      <text:p text:style-name="P13">Metoda: <text:span text:style-name="T19">GET</text:span></text:p>
      <text:p text:style-name="P13">Adres zasobu: <text:a xlink:type="simple" xlink:href="http://localhost:8080/api/activities" text:style-name="Internet_20_link" text:visited-style-name="Visited_20_Internet_20_Link">http://localhost:8080/api/activities</text:a><text:span text:style-name="T8">?</text:span><text:span text:style-name="T12">exam=tak</text:span></text:p>
      <text:p text:style-name="P13"><text:span text:style-name="T8">Nagłówki: Content-Type: application/json</text:span></text:p>
      <text:p text:style-name="P13"><text:span text:style-name="T8">Request Body: </text:span><text:span text:style-name="T9">brak</text:span></text:p>
      <text:p text:style-name="P15"><text:span text:style-name="T8">Odpowiedź:</text:span></text:p>
      <text:p text:style-name="P15"><text:span text:style-name="T8">HTTP Code: 200 OK</text:span></text:p>
      <text:p text:style-name="P16"><text:span text:style-name="T23">Body:</text:span></text:p>
      <text:p text:style-name="P8">[</text:p>
      <text:p text:style-name="P1">{</text:p>
      <text:p text:style-name="P1"><text:span text:style-name="T1">"id"</text:span>: <text:span text:style-name="T5">1</text:span>,</text:p>
      <text:p text:style-name="P1"><text:span text:style-name="T1">"nazwa"</text:span>: <text:span text:style-name="T2">"Metodologie obiektowe"</text:span>,</text:p>
      <text:p text:style-name="P1"><text:span text:style-name="T1">"ects"</text:span>: <text:span text:style-name="T5">2</text:span>,</text:p>
      <text:p text:style-name="P1"><text:span text:style-name="T1">"sala"</text:span>: <text:span text:style-name="T5">216</text:span>,</text:p>
      <text:p text:style-name="P1"><text:span text:style-name="T1">"egzamin"</text:span>: <text:span text:style-name="T2">"tak"</text:span></text:p>
      <text:p text:style-name="P1">},</text:p>
      <text:p text:style-name="P1">{</text:p>
      <text:p text:style-name="P1"><text:span text:style-name="T1">"id"</text:span>: <text:span text:style-name="T5">6</text:span>,</text:p>
      <text:p text:style-name="P1"><text:span text:style-name="T1">"nazwa"</text:span>: <text:span text:style-name="T2">"Technologie komponentowe I sieciowe"</text:span>,</text:p>
      <text:p text:style-name="P1"><text:span text:style-name="T1">"ects"</text:span>: <text:span text:style-name="T5">2</text:span>,</text:p>
      <text:p text:style-name="P1"><text:span text:style-name="T1">"sala"</text:span>: <text:span text:style-name="T5">208</text:span>,</text:p>
      <text:p text:style-name="P1"><text:span text:style-name="T1">"egzamin"</text:span>: <text:span text:style-name="T2">"tak"</text:span></text:p>
      <text:p text:style-name="P1">}</text:p>
      <text:p text:style-name="P1">]</text:p>
      <text:p text:style-name="P6"/>
      <text:p text:style-name="P9">4. <text:span text:style-name="T24">Pobranie p</text:span>rzedmiot<text:span text:style-name="T24">ów</text:span> w sali 216:</text:p>
      <text:p text:style-name="P13">Metoda: <text:span text:style-name="T19">GET</text:span></text:p>
      <text:p text:style-name="P13">Adres zasobu: <text:a xlink:type="simple" xlink:href="http://localhost:8080/api/activities" text:style-name="Internet_20_link" text:visited-style-name="Visited_20_Internet_20_Link">http://localhost:8080/api/activities</text:a><text:span text:style-name="T8">?</text:span><text:span text:style-name="T11">room=216</text:span></text:p>
      <text:p text:style-name="P13"><text:span text:style-name="T8">Nagłówki: Content-Type: application/json</text:span></text:p>
      <text:p text:style-name="P13"><text:span text:style-name="T8">Request Body: </text:span><text:span text:style-name="T9">brak</text:span></text:p>
      <text:p text:style-name="P15"><text:span text:style-name="T8">Odpowiedź:</text:span></text:p>
      <text:p text:style-name="P15"><text:span text:style-name="T8">HTTP Code: 200 OK</text:span></text:p>
      <text:p text:style-name="P16"><text:span text:style-name="T23">Body:</text:span></text:p>
      <text:p text:style-name="P8">[</text:p>
      <text:p text:style-name="P1">{</text:p>
      <text:p text:style-name="P1"><text:span text:style-name="T1">"id"</text:span>: <text:span text:style-name="T5">1</text:span>,</text:p>
      <text:p text:style-name="P1"><text:span text:style-name="T1">"nazwa"</text:span>: <text:span text:style-name="T2">"Metodologie obiektowe"</text:span>,</text:p>
      <text:p text:style-name="P1"><text:span text:style-name="T1">"ects"</text:span>: <text:span text:style-name="T5">2</text:span>,</text:p>
      <text:p text:style-name="P1"><text:span text:style-name="T1">"sala"</text:span>: <text:span text:style-name="T5">216</text:span>,</text:p>
      <text:p text:style-name="P1"><text:span text:style-name="T1">"egzamin"</text:span>: <text:span text:style-name="T2">"tak"</text:span></text:p>
      <text:p text:style-name="P1">},</text:p>
      <text:p text:style-name="P1">{</text:p>
      <text:p text:style-name="P1"><text:span text:style-name="T1">"id"</text:span>: <text:span text:style-name="T5">2</text:span>,</text:p>
      <text:p text:style-name="P1"><text:span text:style-name="T1">"nazwa"</text:span>: <text:span text:style-name="T2">"Testowanie oprogramowania"</text:span>,</text:p>
      <text:p text:style-name="P1"><text:span text:style-name="T1">"ects"</text:span>: <text:span text:style-name="T5">1</text:span>,</text:p>
      <text:p text:style-name="P1"><text:span text:style-name="T1">"sala"</text:span>: <text:span text:style-name="T5">216</text:span>,</text:p>
      <text:p text:style-name="P1"><text:span text:style-name="T1">"egzamin"</text:span>: <text:span text:style-name="T2">"nie"</text:span></text:p>
      <text:p text:style-name="P1">},</text:p>
      <text:p text:style-name="P1">{</text:p>
      <text:p text:style-name="P1"><text:span text:style-name="T1">"id"</text:span>: <text:span text:style-name="T5">4</text:span>,</text:p>
      <text:p text:style-name="P1"><text:span text:style-name="T1">"nazwa"</text:span>: <text:span text:style-name="T2">"Zarządzanie projektem informatycznym"</text:span>,</text:p>
      <text:p text:style-name="P1"><text:span text:style-name="T1">"ects"</text:span>: <text:span text:style-name="T5">2</text:span>,</text:p>
      <text:p text:style-name="P1"><text:span text:style-name="T1">"sala"</text:span>: <text:span text:style-name="T5">216</text:span>,</text:p>
      <text:p text:style-name="P1"><text:span text:style-name="T1">"egzamin"</text:span>: <text:span text:style-name="T2">"nie"</text:span></text:p>
      <text:p text:style-name="P1">}</text:p>
      <text:p text:style-name="P1">]</text:p>
      <text:p text:style-name="P6"/>
      <text:p text:style-name="P9">5. <text:span text:style-name="T24">Pobranie pr</text:span>zedmiot<text:span text:style-name="T24">ów </text:span>bez egzaminu w sali 208:</text:p>
      <text:p text:style-name="P13">Metoda: <text:span text:style-name="T19">GET</text:span></text:p>
      <text:p text:style-name="P14">Adres zasobu: <text:a xlink:type="simple" xlink:href="http://localhost:8080/api/activities" text:style-name="Internet_20_link" text:visited-style-name="Visited_20_Internet_20_Link">http://localhost:8080/api/activities</text:a><text:a xlink:type="simple" xlink:href="http://localhost:8080/api/activities?exam=nie&amp;room=208" text:style-name="Internet_20_link" text:visited-style-name="Visited_20_Internet_20_Link">?exam=nie&amp;room=208</text:a></text:p>
      <text:p text:style-name="P13"><text:span text:style-name="T8">Nagłówki: Content-Type: application/json</text:span></text:p>
      <text:p text:style-name="P13"><text:span text:style-name="T8">Request Body: </text:span><text:span text:style-name="T9">brak</text:span></text:p>
      <text:p text:style-name="P15"><text:span text:style-name="T8">Odpowiedź:</text:span></text:p>
      <text:p text:style-name="P15"><text:span text:style-name="T8">HTTP Code: 200 OK</text:span></text:p>
      <text:p text:style-name="P16"><text:span text:style-name="T23">Body:</text:span></text:p>
      <text:p text:style-name="P8">[</text:p>
      <text:p text:style-name="P1">{</text:p>
      <text:p text:style-name="P1"><text:span text:style-name="T1">"id"</text:span>: <text:span text:style-name="T5">3</text:span>,</text:p>
      <text:p text:style-name="P1"><text:span text:style-name="T1">"nazwa"</text:span>: <text:span text:style-name="T2">"Technologie i aplikacje webowe"</text:span>,</text:p>
      <text:p text:style-name="P1"><text:span text:style-name="T1">"ects"</text:span>: <text:span text:style-name="T5">3</text:span>,</text:p>
      <text:p text:style-name="P1"><text:span text:style-name="T1">"sala"</text:span>: <text:span text:style-name="T5">208</text:span>,</text:p>
      <text:p text:style-name="P1"><text:span text:style-name="T1">"egzamin"</text:span>: <text:span text:style-name="T2">"nie"</text:span></text:p>
      <text:p text:style-name="P1">},</text:p>
      <text:p text:style-name="P1">{</text:p>
      <text:p text:style-name="P1"><text:span text:style-name="T1">"id"</text:span>: <text:span text:style-name="T5">5</text:span>,</text:p>
      <text:p text:style-name="P1"><text:span text:style-name="T1">"nazwa"</text:span>: <text:span text:style-name="T2">"Zaawansowane technologie bazodanowe"</text:span>,</text:p>
      <text:p text:style-name="P1"><text:span text:style-name="T1">"ects"</text:span>: <text:span text:style-name="T5">3</text:span>,</text:p>
      <text:p text:style-name="P1"><text:span text:style-name="T1">"sala"</text:span>: <text:span text:style-name="T5">208</text:span>,</text:p>
      <text:p text:style-name="P1"><text:span text:style-name="T1">"egzamin"</text:span>: <text:span text:style-name="T2">"nie"</text:span></text:p>
      <text:p text:style-name="P1">}</text:p>
      <text:p text:style-name="P1">]</text:p>
      <text:p text:style-name="P6"/>
      <text:p text:style-name="P10">6. <text:span text:style-name="T24">Pobranie p</text:span>rzedmiot<text:span text:style-name="T25">u</text:span> o id 3</text:p>
      <text:p text:style-name="P13">Metoda: <text:span text:style-name="T19">GET</text:span></text:p>
      <text:p text:style-name="P13">Adres zasobu: <text:a xlink:type="simple" xlink:href="http://localhost:8080/api/activities" text:style-name="Internet_20_link" text:visited-style-name="Visited_20_Internet_20_Link">http://localhost:8080/api/activities</text:a><text:span text:style-name="T8">/</text:span><text:span text:style-name="T11">3</text:span></text:p>
      <text:p text:style-name="P13"><text:span text:style-name="T8">Nagłówki: Content-Type: application/json</text:span></text:p>
      <text:p text:style-name="P13"><text:span text:style-name="T8">Request Body: </text:span><text:span text:style-name="T9">brak</text:span></text:p>
      <text:p text:style-name="P15"><text:span text:style-name="T8">Odpowiedź:</text:span></text:p>
      <text:p text:style-name="P15"><text:span text:style-name="T8">HTTP Code: 200 OK</text:span></text:p>
      <text:p text:style-name="P16"><text:span text:style-name="T23">Body:</text:span></text:p>
      <text:p text:style-name="P17"><text:span text:style-name="T23">[</text:span></text:p>
      <text:p text:style-name="P8">{</text:p>
      <text:p text:style-name="P1"><text:span text:style-name="T1">"id"</text:span>: <text:span text:style-name="T5">3</text:span>,</text:p>
      <text:p text:style-name="P1"><text:span text:style-name="T1">"nazwa"</text:span>: <text:span text:style-name="T2">"Technologie i aplikacje webowe"</text:span>,</text:p>
      <text:p text:style-name="P1"><text:span text:style-name="T1">"ects"</text:span>: <text:span text:style-name="T5">3</text:span>,</text:p>
      <text:p text:style-name="P1"><text:span text:style-name="T1">"sala"</text:span>: <text:span text:style-name="T5">208</text:span>,</text:p>
      <text:p text:style-name="P1"><text:span text:style-name="T1">"egzamin"</text:span>: <text:span text:style-name="T2">"nie"</text:span></text:p>
      <text:p text:style-name="P1">}</text:p>
      <text:p text:style-name="P7">]</text:p>
      <text:p text:style-name="P9">7. <text:span text:style-name="T24">Pobranie p</text:span>rzedmiot<text:span text:style-name="T24">u</text:span> o id 15:</text:p>
      <text:p text:style-name="P13">Metoda: <text:span text:style-name="T19">GET</text:span></text:p>
      <text:p text:style-name="P13">Adres zasobu: <text:a xlink:type="simple" xlink:href="http://localhost:8080/api/activities" text:style-name="Internet_20_link" text:visited-style-name="Visited_20_Internet_20_Link">http://localhost:8080/api/activities</text:a><text:span text:style-name="T8">/</text:span><text:span text:style-name="T10">15</text:span></text:p>
      <text:p text:style-name="P13"><text:span text:style-name="T8">Nagłówki: Content-Type: application/json</text:span></text:p>
      <text:p text:style-name="P13"><text:span text:style-name="T8">Request Body: </text:span><text:span text:style-name="T9">brak</text:span></text:p>
      <text:p text:style-name="P15"><text:span text:style-name="T8">Odpowiedź:</text:span></text:p>
      <text:p text:style-name="P15"><text:span text:style-name="T8">HTTP Code: 200 OK</text:span></text:p>
      <text:p text:style-name="P15"><text:span text:style-name="T20">Body: </text:span><text:span text:style-name="T21">brak</text:span></text:p>
      <text:p text:style-name="P6"><text:a xlink:type="simple" xlink:href="http://localhost:8080/api/activities/15" text:style-name="Internet_20_link" text:visited-style-name="Visited_20_Internet_20_Link"/></text:p>
      <text:p text:style-name="P6"/>
      <text:p text:style-name="P10">8. Usunięcie przedmiotu o id 2:</text:p>
      <text:p text:style-name="P13">Metoda: <text:span text:style-name="T24">DELETE</text:span></text:p>
      <text:p text:style-name="P13">Adres zasobu: <text:a xlink:type="simple" xlink:href="http://localhost:8080/api/activities" text:style-name="Internet_20_link" text:visited-style-name="Visited_20_Internet_20_Link">http://localhost:8080/api/activities</text:a><text:span text:style-name="T8">/</text:span><text:span text:style-name="T10">2</text:span></text:p>
      <text:p text:style-name="P13"><text:span text:style-name="T8">Nagłówki: Content-Type: application/json</text:span></text:p>
      <text:p text:style-name="P13"><text:span text:style-name="T8">Request Body: </text:span><text:span text:style-name="T9">brak</text:span></text:p>
      <text:p text:style-name="P15"><text:span text:style-name="T8">Odpowiedź:</text:span></text:p>
      <text:p text:style-name="P15"><text:span text:style-name="T8">HTTP Code: 200 OK</text:span></text:p>
      <text:p text:style-name="P22"><text:span text:style-name="T22">Body:</text:span><text:span text:style-name="T7"> brak</text:span></text:p>
      <text:p text:style-name="P6"/>
      <text:p text:style-name="P10">9.<text:span text:style-name="T24"> </text:span><text:span text:style-name="T26">P</text:span><text:span text:style-name="T24">obranie wszystkich przedmiotów</text:span></text:p>
      <text:p text:style-name="P13">Metoda: <text:span text:style-name="T19">GET</text:span></text:p>
      <text:p text:style-name="P13">Adres zasobu: <text:a xlink:type="simple" xlink:href="http://localhost:8080/api/activities" text:style-name="Internet_20_link" text:visited-style-name="Visited_20_Internet_20_Link"><text:span text:style-name="T8">http://localhost:8080/api/activities</text:span></text:a></text:p>
      <text:p text:style-name="P13"><text:span text:style-name="T8">Nagłówki: Content-Type: application/json</text:span></text:p>
      <text:p text:style-name="P13"><text:span text:style-name="T8">Request Body: </text:span><text:span text:style-name="T9">brak</text:span></text:p>
      <text:p text:style-name="P15"><text:span text:style-name="T8">Odpowiedź:</text:span></text:p>
      <text:p text:style-name="P15"><text:span text:style-name="T8">HTTP Code: 200 OK</text:span></text:p>
      <text:p text:style-name="P15"><text:span text:style-name="T20">Body:</text:span></text:p>
      <text:p text:style-name="P8">[</text:p>
      <text:p text:style-name="P1">{</text:p>
      <text:p text:style-name="P1"><text:span text:style-name="T1">"id"</text:span>: <text:span text:style-name="T5">1</text:span>,</text:p>
      <text:p text:style-name="P1"><text:span text:style-name="T1">"nazwa"</text:span>: <text:span text:style-name="T2">"Metodologie obiektowe"</text:span>,</text:p>
      <text:p text:style-name="P1"><text:span text:style-name="T1">"ects"</text:span>: <text:span text:style-name="T5">2</text:span>,</text:p>
      <text:p text:style-name="P1"><text:span text:style-name="T1">"sala"</text:span>: <text:span text:style-name="T5">216</text:span>,</text:p>
      <text:p text:style-name="P1"><text:span text:style-name="T1">"egzamin"</text:span>: <text:span text:style-name="T2">"tak"</text:span></text:p>
      <text:p text:style-name="P1">},</text:p>
      <text:p text:style-name="P1">{</text:p>
      <text:p text:style-name="P1"><text:span text:style-name="T1">"id"</text:span>: <text:span text:style-name="T5">3</text:span>,</text:p>
      <text:p text:style-name="P1"><text:span text:style-name="T1">"nazwa"</text:span>: <text:span text:style-name="T2">"Technologie i aplikacje webowe"</text:span>,</text:p>
      <text:p text:style-name="P1"><text:span text:style-name="T1">"ects"</text:span>: <text:span text:style-name="T5">3</text:span>,</text:p>
      <text:p text:style-name="P1"><text:span text:style-name="T1">"sala"</text:span>: <text:span text:style-name="T5">208</text:span>,</text:p>
      <text:p text:style-name="P1"><text:span text:style-name="T1">"egzamin"</text:span>: <text:span text:style-name="T2">"nie"</text:span></text:p>
      <text:p text:style-name="P1">},</text:p>
      <text:p text:style-name="P1">{</text:p>
      <text:p text:style-name="P1"><text:span text:style-name="T1">"id"</text:span>: <text:span text:style-name="T5">4</text:span>,</text:p>
      <text:p text:style-name="P1"><text:span text:style-name="T1">"nazwa"</text:span>: <text:span text:style-name="T2">"Zarządzanie projektem informatycznym"</text:span>,</text:p>
      <text:p text:style-name="P1"><text:span text:style-name="T1">"ects"</text:span>: <text:span text:style-name="T5">2</text:span>,</text:p>
      <text:p text:style-name="P1"><text:span text:style-name="T1">"sala"</text:span>: <text:span text:style-name="T5">216</text:span>,</text:p>
      <text:p text:style-name="P1"><text:span text:style-name="T1">"egzamin"</text:span>: <text:span text:style-name="T2">"nie"</text:span></text:p>
      <text:p text:style-name="P1">},</text:p>
      <text:p text:style-name="P1">{</text:p>
      <text:p text:style-name="P1"><text:span text:style-name="T1">"id"</text:span>: <text:span text:style-name="T5">5</text:span>,</text:p>
      <text:p text:style-name="P1"><text:soft-page-break/><text:span text:style-name="T1">"nazwa"</text:span>: <text:span text:style-name="T2">"Zaawansowane technologie bazodanowe"</text:span>,</text:p>
      <text:p text:style-name="P1"><text:span text:style-name="T1">"ects"</text:span>: <text:span text:style-name="T5">3</text:span>,</text:p>
      <text:p text:style-name="P1"><text:span text:style-name="T1">"sala"</text:span>: <text:span text:style-name="T5">208</text:span>,</text:p>
      <text:p text:style-name="P1"><text:span text:style-name="T1">"egzamin"</text:span>: <text:span text:style-name="T2">"nie"</text:span></text:p>
      <text:p text:style-name="P1">},</text:p>
      <text:p text:style-name="P1">{</text:p>
      <text:p text:style-name="P1"><text:span text:style-name="T1">"id"</text:span>: <text:span text:style-name="T5">6</text:span>,</text:p>
      <text:p text:style-name="P1"><text:span text:style-name="T1">"nazwa"</text:span>: <text:span text:style-name="T2">"Technologie komponentowe I sieciowe"</text:span>,</text:p>
      <text:p text:style-name="P1"><text:span text:style-name="T1">"ects"</text:span>: <text:span text:style-name="T5">2</text:span>,</text:p>
      <text:p text:style-name="P1"><text:span text:style-name="T1">"sala"</text:span>: <text:span text:style-name="T5">208</text:span>,</text:p>
      <text:p text:style-name="P1"><text:span text:style-name="T1">"egzamin"</text:span>: <text:span text:style-name="T2">"tak"</text:span></text:p>
      <text:p text:style-name="P1">}</text:p>
      <text:p text:style-name="P1">]</text:p>
      <text:p text:style-name="P10"/>
      <text:p text:style-name="P10">10. Usunięcie wszystkich przedmiotów:</text:p>
      <text:p text:style-name="P13">Metoda: <text:span text:style-name="T19">DELETE</text:span></text:p>
      <text:p text:style-name="P13">Adres zasobu: <text:a xlink:type="simple" xlink:href="http://localhost:8080/api/activities" text:style-name="Internet_20_link" text:visited-style-name="Visited_20_Internet_20_Link"><text:span text:style-name="T8">http://localhost:8080/api/activities</text:span></text:a></text:p>
      <text:p text:style-name="P13"><text:span text:style-name="T8">Nagłówki: Content-Type: application/json</text:span></text:p>
      <text:p text:style-name="P13"><text:span text:style-name="T8">Request Body: </text:span><text:span text:style-name="T9">brak</text:span></text:p>
      <text:p text:style-name="P15"><text:span text:style-name="T8">Odpowiedź:</text:span></text:p>
      <text:p text:style-name="P15"><text:span text:style-name="T8">HTTP Code: 200 OK</text:span></text:p>
      <text:p text:style-name="P15"><text:span text:style-name="T20">Body: brak</text:span></text:p>
      <text:p text:style-name="P10"><text:span text:style-name="T13"/></text:p>
      <text:p text:style-name="P10">11. Pobranie wszystkich przedmiotów:</text:p>
      <text:p text:style-name="P13">Metoda: <text:span text:style-name="T19">GET</text:span></text:p>
      <text:p text:style-name="P13">Adres zasobu: <text:a xlink:type="simple" xlink:href="http://localhost:8080/api/activities" text:style-name="Internet_20_link" text:visited-style-name="Visited_20_Internet_20_Link"><text:span text:style-name="T8">http://localhost:8080/api/activities</text:span></text:a></text:p>
      <text:p text:style-name="P13"><text:span text:style-name="T8">Nagłówki: Content-Type: application/json</text:span></text:p>
      <text:p text:style-name="P13"><text:span text:style-name="T8">Request Body: </text:span><text:span text:style-name="T9">brak</text:span></text:p>
      <text:p text:style-name="P15"><text:span text:style-name="T8">Odpowiedź:</text:span></text:p>
      <text:p text:style-name="P15"><text:span text:style-name="T8">HTTP Code: 200 OK</text:span></text:p>
      <text:p text:style-name="P15"><text:span text:style-name="T20">Body: brak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wiss" style:font-pitch="variable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5:37:18.677364859</meta:creation-date>
    <dc:date>2023-07-09T16:59:49.561456643</dc:date>
    <meta:editing-duration>PT1H21M17S</meta:editing-duration>
    <meta:editing-cycles>12</meta:editing-cycles>
    <meta:generator>LibreOffice/7.5.4.2$Linux_X86_64 LibreOffice_project/50$Build-2</meta:generator>
    <meta:document-statistic meta:table-count="0" meta:image-count="0" meta:object-count="0" meta:page-count="7" meta:paragraph-count="269" meta:word-count="624" meta:character-count="4374" meta:non-whitespace-character-count="4019"/>
  </office:meta>
</office:document-meta>
</file>